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1ba7"/>
    </style:style>
    <style:style style:name="P2" style:family="paragraph" style:parent-style-name="Standard">
      <style:text-properties officeooo:rsid="00184882" officeooo:paragraph-rsid="00091ba7"/>
    </style:style>
    <style:style style:name="P3" style:family="paragraph" style:parent-style-name="Standard">
      <style:text-properties officeooo:rsid="00184882" officeooo:paragraph-rsid="00097c32"/>
    </style:style>
    <style:style style:name="P4" style:family="paragraph" style:parent-style-name="Standard">
      <style:text-properties officeooo:rsid="00091ba7" officeooo:paragraph-rsid="00091ba7"/>
    </style:style>
    <style:style style:name="P5" style:family="paragraph" style:parent-style-name="Standard">
      <style:text-properties officeooo:paragraph-rsid="00097c32"/>
    </style:style>
    <style:style style:name="P6" style:family="paragraph" style:parent-style-name="Standard">
      <style:text-properties officeooo:rsid="00097c32" officeooo:paragraph-rsid="00097c32"/>
    </style:style>
    <style:style style:name="T1" style:family="text">
      <style:text-properties officeooo:rsid="000c49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35"/></text:p>
      <text:p text:style-name="Standard"/>
      <text:p text:style-name="P1">sudo ./dpdk-testpmd -l 0-3 -n 4 -- -i --portmask=0x1 --nb-cores=2 --total-num-mbufs=2048 --tx-ip=10.0.1.1,10.0.1.2 –eth-peer=0,08:00:27:b3:66:44</text:p>
      <text:p text:style-name="P1"/>
      <text:p text:style-name="P4">Run this command after running script to attach dpdk <text:s/></text:p>
      <text:p text:style-name="P4"/>
      <text:p text:style-name="P4">dpdk---→&gt;&gt; <text:s/>build--→&gt;&gt;&gt;app ---- &gt;&gt; run this command </text:p>
      <text:p text:style-name="P4"/>
      <text:p text:style-name="P2">sudo ./dpdk-testpmd -l 0-3 -n 4 -- --portmask=0x1 --nb-cores=2 --total-num-mbufs=2048 --tx-ip=10.0.1.1,10.0.1.2 --eth-peer=0,08:00:27:b3:66:44 <text:s/>--stats-period=1 --record-core-cycles --record-burst-stats --enable-drop-en -i </text:p>
      <text:p text:style-name="P2"/>
      <text:p text:style-name="P4">for lab pc</text:p>
      <text:p text:style-name="P2"/>
      <text:p text:style-name="P2">--eth-peer=0,C8:5B:76:3E:F0:68</text:p>
      <text:p text:style-name="P2"/>
      <text:p text:style-name="P2"/>
      <text:p text:style-name="P6">after running in the interactive mode</text:p>
      <text:p text:style-name="P5">set burst 1</text:p>
      <text:p text:style-name="P5">set txpkts 1<text:span text:style-name="T1">00</text:span></text:p>
      <text:p text:style-name="P5">set fwd txonly </text:p>
      <text:p text:style-name="P5"/>
      <text:p text:style-name="P3">clear port stats all</text:p>
      <text:p text:style-name="P2"/>
      <text:p text:style-name="P2"/>
      <text:p text:style-name="P2"/>
      <text:p text:style-name="P2">sudo dpdk-devbind.py -b e1000e 00:19.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4T21:00:10.272100813</meta:creation-date>
    <dc:date>2023-02-24T21:10:48.075937666</dc:date>
    <meta:editing-duration>PT10M36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13" meta:word-count="90" meta:character-count="683" meta:non-whitespace-character-count="579"/>
  </office:meta>
</office:document-meta>
</file>